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56B870E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graphic-properties loext:decorative="false"/>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standard">
      <style:graphic-properties draw:stroke="none" loext:decorative="false"/>
    </style:style>
    <style:style style:name="gr4"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5" style:family="graphic">
      <style:graphic-properties style:writing-mode="lr-tb" loext:decorative="false"/>
    </style:style>
    <style:style style:name="gr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paragraph-properties style:writing-mode="lr-tb"/>
    </style:style>
    <style:style style:name="gr1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2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38"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5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graphic-properties draw:textarea-horizontal-align="justify" draw:textarea-vertical-align="middle" draw:auto-grow-height="false" fo:min-height="3.278cm" fo:min-width="6.85cm" fo:wrap-option="wrap" loext:decorative="false"/>
      <style:paragraph-properties style:writing-mode="lr-tb"/>
    </style:style>
    <style:style style:name="gr93" style:family="graphic" style:parent-style-name="standard">
      <style:graphic-properties draw:textarea-horizontal-align="justify" draw:textarea-vertical-align="middle" draw:auto-grow-height="true" fo:min-height="0cm" fo:min-width="0cm" fo:wrap-option="wrap" loext:decorative="false"/>
      <style:paragraph-properties style:writing-mode="lr-tb"/>
    </style:style>
    <style:style style:name="gr94" style:family="graphic" style:parent-style-name="standard">
      <style:graphic-properties draw:textarea-horizontal-align="justify" draw:textarea-vertical-align="middle" draw:auto-grow-height="false" fo:min-height="1.809cm" fo:min-width="3.324cm" fo:wrap-option="wrap" loext:decorative="false"/>
      <style:paragraph-properties style:writing-mode="lr-tb"/>
    </style:style>
    <style:style style:name="gr9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graphic-properties draw:textarea-horizontal-align="justify" draw:textarea-vertical-align="middle" draw:auto-grow-height="false" fo:min-height="1.808cm" fo:min-width="4.716cm" fo:wrap-option="wrap" loext:decorative="false"/>
      <style:paragraph-properties style:writing-mode="lr-tb"/>
    </style:style>
    <style:style style:name="gr106" style:family="graphic" style:parent-style-name="objectwithoutfill">
      <style:graphic-properties draw:fill="none" draw:textarea-vertical-align="middle" loext:decorative="false"/>
    </style:style>
    <style:style style:name="gr107" style:family="graphic" style:parent-style-name="standard">
      <style:graphic-properties draw:textarea-vertical-align="middle" loext:decorative="false"/>
    </style:style>
    <style:style style:name="gr10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0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10"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loext:decorative="false"/>
    </style:style>
    <style:style style:name="gr11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1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1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1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15" style:family="graphic" style:parent-style-name="standard">
      <style:graphic-properties draw:stroke="none" svg:stroke-color="#000000" draw:fill="none" draw:fill-color="#ffffff" draw:auto-grow-height="true" draw:auto-grow-width="false" fo:min-height="2.232cm" loext:decorative="false"/>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2.303cm" fo:min-width="1.669cm" loext:decorative="false"/>
      <style:paragraph-properties style:writing-mode="lr-tb"/>
    </style:style>
    <style:style style:name="gr11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1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19"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20" style:family="graphic" style:parent-style-name="standard" style:list-style-name="L2">
      <style:graphic-properties draw:stroke="solid" svg:stroke-width="0.035cm" svg:stroke-color="#ffffff" draw:marker-start="" draw:marker-start-width="0.252cm" draw:marker-start-center="false" draw:marker-end="" draw:marker-end-width="0.252cm" draw:marker-end-center="false" draw:fill="none" draw:fill-color="#c5cae9" draw:opacity="60%" draw:textarea-horizontal-align="justify" draw:textarea-vertical-align="middle" draw:auto-grow-height="false" fo:min-height="0.303cm" fo:min-width="0cm" fo:padding-top="0.142cm" fo:padding-bottom="0.142cm" fo:padding-left="0.267cm" fo:padding-right="0.267cm" fo:wrap-option="no-wrap" draw:shadow="hidden" draw:shadow-offset-x="0.071cm" draw:shadow-offset-y="0.071cm" draw:shadow-color="#2196f3" loext:decorative="false"/>
    </style:style>
    <style:style style:name="gr121"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22"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23"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loext:decorative="false"/>
    </style:style>
    <style:style style:name="gr124"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244cm" fo:min-width="0cm" fo:padding-top="0.151cm" fo:padding-bottom="0.151cm" fo:padding-left="0.276cm" fo:padding-right="0.276cm" fo:wrap-option="wrap" draw:shadow="hidden" draw:shadow-offset-x="0.2cm" draw:shadow-offset-y="0.2cm" draw:shadow-color="#808080" loext:decorative="false"/>
    </style:style>
    <style:style style:name="gr125"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26"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27"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28" style:family="graphic" style:parent-style-name="standard" style:list-style-name="L2">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loext:decorative="false"/>
    </style:style>
    <style:style style:name="gr129" style:family="graphic" style:parent-style-name="objectwithoutfill">
      <style:graphic-properties draw:marker-end="Arrowheads_20_1" draw:marker-end-width="0.3cm" draw:fill="none" draw:textarea-vertical-align="middle" loext:decorative="false"/>
    </style:style>
    <style:style style:name="gr130" style:family="graphic" style:parent-style-name="standard">
      <style:graphic-properties draw:stroke="none" svg:stroke-color="#000000" draw:fill="none" draw:fill-color="#ffffff" draw:auto-grow-height="false" draw:auto-grow-width="false" draw:fit-to-size="true" style:shrink-to-fit="false" fo:min-height="0.385cm" loext:decorative="false"/>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false" fo:min-height="5.147cm" fo:min-width="0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false" fo:min-height="3.242cm" fo:min-width="0cm" loext:decorative="false"/>
      <style:paragraph-properties style:writing-mode="lr-tb"/>
    </style:style>
    <style:style style:name="P1" style:family="paragraph">
      <loext:graphic-properties draw:fill="none" draw:fill-color="#ffffff"/>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Arial" fo:font-size="14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4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top="0.42cm" fo:margin-bottom="0.35cm" fo:text-align="center"/>
      <style:text-properties fo:font-size="12pt" style:font-size-asian="10pt" style:font-size-complex="10pt"/>
    </style:style>
    <style:style style:name="P21" style:family="paragraph">
      <style:paragraph-properties fo:text-align="center"/>
      <style:text-properties fo:font-size="12pt"/>
    </style:style>
    <style:style style:name="P22" style:family="paragraph">
      <style:paragraph-properties fo:text-align="start" loext:tab-stop-distance="0cm">
        <style:tab-stops/>
      </style:paragraph-properties>
      <style:text-properties fo:font-size="12pt"/>
    </style:style>
    <style:style style:name="P23"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f7941d"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6666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style:paragraph-properties fo:text-align="center"/>
    </style:style>
    <style:style style:name="P27" style:family="paragraph">
      <style:paragraph-properties fo:text-align="center"/>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c5cae9" draw:opacity="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4pt"/>
    </style:style>
    <style:style style:name="T2"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style-name="gr1">
          <dr3d:scene draw:style-name="gr2" svg:width="7.302cm" svg:height="7.302cm" svg:x="12.225cm" svg:y="12.748cm" dr3d:transform="matrix (1 0 0 0 0.939692620785908 0.342020143325669 0 -0.342020143325669 0.939692620785908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 draw:layer="layout"/>
          </dr3d:scene>
          <draw:frame draw:style-name="gr4" draw:text-style-name="P1" draw:layer="layout" svg:width="4.762cm" svg:height="0.962cm" svg:x="13.578cm" svg:y="16.24cm">
            <draw:text-box>
              <text:p>QNAP TV 873</text:p>
            </draw:text-box>
          </draw:frame>
        </draw:g>
        <draw:g draw:style-name="gr5">
          <draw:path draw:style-name="gr6" draw:text-style-name="P2" draw:layer="layout" svg:width="1.09cm" svg:height="0.979cm" svg:x="10.069cm" svg:y="3.657cm" svg:viewBox="0 0 1091 980" svg:d="M0 980c475 0 1091-280 1091-560s-18-420-364-420c0 300-727 579-727 980z">
            <text:p/>
          </draw:path>
          <draw:g draw:name="Draytek VPN wired/wireless router" draw:style-name="gr1">
            <svg:title>Draytek Wired/Wireless VPN Router</svg:title>
            <svg:desc>Draytek Wired/Wireless VPN Router</svg:desc>
            <draw:path draw:style-name="gr7" draw:text-style-name="P3" draw:layer="layout" svg:width="2.666cm" svg:height="1.68cm" svg:x="8.13cm" svg:y="3.027cm" svg:viewBox="0 0 2667 1681" svg:d="M2667 0c0 0 0 1121-1 840 2 491-575 841-1331 841s-1334-350-1335-841c1 1 0-350 0-840 0 490 606 840 1334 840s1333-350 1333-840z">
              <text:p/>
            </draw:path>
            <draw:path draw:name="DrayTrak VPN Wired/Wireless Router" draw:style-name="gr8" draw:text-style-name="P4" draw:layer="layout" svg:width="2.665cm" svg:height="1.678cm" svg:x="8.129cm" svg:y="2.187cm" svg:viewBox="0 0 2666 1679" svg:d="M1333 0c756 0 1333 363 1333 839s-577 840-1333 840-1333-364-1333-840 577-839 1333-839z">
              <text:p/>
            </draw:path>
            <draw:polygon draw:style-name="gr9" draw:text-style-name="P6" draw:layer="layout" svg:width="0.727cm" svg:height="0.419cm" svg:x="9.082cm" svg:y="5.66cm" svg:viewBox="0 0 728 420" draw:points="364,0 243,70 728,350 606,420 121,140 0,210 0,0">
              <text:p text:style-name="P5"><text:span text:style-name="T1">Draytek </text:span><text:span text:style-name="T1"><text:line-break/></text:span><text:span text:style-name="T1">Wired/Wireles</text:span><text:span text:style-name="T1">s</text:span><text:span text:style-name="T1"><text:line-break/></text:span><text:span text:style-name="T1">VPN Router</text:span></text:p>
            </draw:polygon>
            <draw:polygon draw:style-name="gr10" draw:text-style-name="P7" draw:layer="layout" svg:width="0.726cm" svg:height="0.419cm" svg:x="8.614cm" svg:y="2.537cm" svg:viewBox="0 0 727 420" draw:points="606,280 727,210 727,420 363,420 484,350 0,70 121,0">
              <text:p/>
            </draw:polygon>
            <draw:polygon draw:style-name="gr11" draw:text-style-name="P7" draw:layer="layout" svg:width="0.727cm" svg:height="0.419cm" svg:x="8.614cm" svg:y="3.097cm" svg:viewBox="0 0 728 420" draw:points="121,280 607,0 728,70 242,350 363,420 0,420 0,210">
              <text:p/>
            </draw:polygon>
            <draw:polygon draw:style-name="gr12" draw:text-style-name="P7" draw:layer="layout" svg:width="0.726cm" svg:height="0.419cm" svg:x="9.584cm" svg:y="2.537cm" svg:viewBox="0 0 727 420" draw:points="484,70 363,0 727,0 727,210 606,140 121,420 0,350">
              <text:p/>
            </draw:polygon>
            <draw:path draw:style-name="gr13" draw:text-style-name="P4" draw:layer="layout" svg:width="2.665cm" svg:height="0.839cm" svg:x="8.129cm" svg:y="3.307cm" svg:viewBox="0 0 2666 840" svg:d="M2666 0c0 476-577 840-1333 840s-1333-364-1333-840">
              <text:p/>
            </draw:path>
            <draw:line draw:style-name="gr14" draw:text-style-name="P8" draw:layer="layout" svg:x1="8.25cm" svg:y1="3.377cm" svg:x2="8.25cm" svg:y2="3.657cm">
              <text:p/>
            </draw:line>
            <draw:line draw:style-name="gr15" draw:text-style-name="P8" draw:layer="layout" svg:x1="8.493cm" svg:y1="3.587cm" svg:x2="8.493cm" svg:y2="3.867cm">
              <text:p/>
            </draw:line>
            <draw:line draw:style-name="gr16" draw:text-style-name="P8" draw:layer="layout" svg:x1="8.856cm" svg:y1="3.797cm" svg:x2="8.856cm" svg:y2="4.077cm">
              <text:p/>
            </draw:line>
            <draw:line draw:style-name="gr17" draw:text-style-name="P8" draw:layer="layout" svg:x1="9.22cm" svg:y1="3.867cm" svg:x2="9.22cm" svg:y2="4.147cm">
              <text:p/>
            </draw:line>
            <draw:line draw:style-name="gr18" draw:text-style-name="P8" draw:layer="layout" svg:x1="9.705cm" svg:y1="3.867cm" svg:x2="9.705cm" svg:y2="4.147cm">
              <text:p/>
            </draw:line>
            <draw:line draw:style-name="gr19" draw:text-style-name="P8" draw:layer="layout" svg:x1="10.069cm" svg:y1="3.797cm" svg:x2="10.069cm" svg:y2="4.077cm">
              <text:p/>
            </draw:line>
            <draw:line draw:style-name="gr20" draw:text-style-name="P8" draw:layer="layout" svg:x1="10.433cm" svg:y1="3.587cm" svg:x2="10.433cm" svg:y2="3.867cm">
              <text:p/>
            </draw:line>
            <draw:line draw:style-name="gr21" draw:text-style-name="P8" draw:layer="layout" svg:x1="10.675cm" svg:y1="3.377cm" svg:x2="10.675cm" svg:y2="3.657cm">
              <text:p/>
            </draw:line>
            <draw:line draw:style-name="gr22" draw:text-style-name="P8" draw:layer="layout" svg:x1="9.463cm" svg:y1="4.147cm" svg:x2="9.463cm" svg:y2="4.427cm">
              <text:p/>
            </draw:line>
            <draw:line draw:style-name="gr23" draw:text-style-name="P8" draw:layer="layout" svg:x1="9.948cm" svg:y1="4.077cm" svg:x2="9.948cm" svg:y2="4.357cm">
              <text:p/>
            </draw:line>
            <draw:line draw:style-name="gr24" draw:text-style-name="P8" draw:layer="layout" svg:x1="10.311cm" svg:y1="3.937cm" svg:x2="10.311cm" svg:y2="4.217cm">
              <text:p/>
            </draw:line>
            <draw:line draw:style-name="gr25" draw:text-style-name="P8" draw:layer="layout" svg:x1="10.554cm" svg:y1="3.797cm" svg:x2="10.554cm" svg:y2="4.077cm">
              <text:p/>
            </draw:line>
            <draw:line draw:style-name="gr26" draw:text-style-name="P8" draw:layer="layout" svg:x1="8.978cm" svg:y1="4.077cm" svg:x2="8.978cm" svg:y2="4.357cm">
              <text:p/>
            </draw:line>
            <draw:line draw:style-name="gr27" draw:text-style-name="P8" draw:layer="layout" svg:x1="8.614cm" svg:y1="3.937cm" svg:x2="8.614cm" svg:y2="4.217cm">
              <text:p/>
            </draw:line>
            <draw:line draw:style-name="gr28" draw:text-style-name="P8" draw:layer="layout" svg:x1="8.371cm" svg:y1="3.797cm" svg:x2="8.371cm" svg:y2="4.077cm">
              <text:p/>
            </draw:line>
            <draw:path draw:style-name="gr29" draw:text-style-name="P4" draw:layer="layout" svg:width="2.665cm" svg:height="0.839cm" svg:x="8.129cm" svg:y="3.587cm" svg:viewBox="0 0 2666 840" svg:d="M2666 0c0 476-577 840-1333 840s-1333-364-1333-840">
              <text:p/>
            </draw:path>
            <draw:line draw:style-name="gr30" draw:text-style-name="P8" draw:layer="layout" svg:x1="8.25cm" svg:y1="3.937cm" svg:x2="8.25cm" svg:y2="4.217cm">
              <text:p/>
            </draw:line>
            <draw:line draw:style-name="gr31" draw:text-style-name="P8" draw:layer="layout" svg:x1="8.493cm" svg:y1="4.147cm" svg:x2="8.493cm" svg:y2="4.427cm">
              <text:p/>
            </draw:line>
            <draw:line draw:style-name="gr32" draw:text-style-name="P8" draw:layer="layout" svg:x1="8.856cm" svg:y1="4.357cm" svg:x2="8.856cm" svg:y2="4.637cm">
              <text:p/>
            </draw:line>
            <draw:line draw:style-name="gr33" draw:text-style-name="P8" draw:layer="layout" svg:x1="9.22cm" svg:y1="4.427cm" svg:x2="9.22cm" svg:y2="4.707cm">
              <text:p/>
            </draw:line>
            <draw:line draw:style-name="gr34" draw:text-style-name="P8" draw:layer="layout" svg:x1="9.705cm" svg:y1="4.427cm" svg:x2="9.705cm" svg:y2="4.707cm">
              <text:p/>
            </draw:line>
            <draw:line draw:style-name="gr35" draw:text-style-name="P8" draw:layer="layout" svg:x1="10.069cm" svg:y1="4.357cm" svg:x2="10.069cm" svg:y2="4.637cm">
              <text:p/>
            </draw:line>
            <draw:line draw:style-name="gr36" draw:text-style-name="P8" draw:layer="layout" svg:x1="10.433cm" svg:y1="4.147cm" svg:x2="10.433cm" svg:y2="4.427cm">
              <text:p/>
            </draw:line>
            <draw:line draw:style-name="gr37" draw:text-style-name="P8" draw:layer="layout" svg:x1="10.675cm" svg:y1="3.937cm" svg:x2="10.675cm" svg:y2="4.217cm">
              <text:p/>
            </draw:line>
            <draw:path draw:style-name="gr38" draw:text-style-name="P9" draw:layer="layout" svg:width="2.667cm" svg:height="2.519cm" svg:x="8.129cm" svg:y="2.187cm" svg:viewBox="0 0 2668 2520" svg:d="M1333 0c756 0 1335 364 1335 840l-1 840c0 490-606 840-1333 840s-1334-350-1334-840c0 0 1-840 0-841 0-476 577-839 1333-839z">
              <text:p/>
            </draw:path>
            <draw:polygon draw:style-name="gr39" draw:text-style-name="P10" draw:layer="layout" svg:width="0.242cm" svg:height="1.609cm" svg:x="9.341cm" svg:y="1.418cm" svg:viewBox="0 0 243 1610" draw:points="122,1610 122,280 0,140 122,0 243,140 122,280">
              <text:p/>
            </draw:polygon>
            <draw:path draw:style-name="gr40" draw:text-style-name="P11" draw:layer="layout" svg:width="0.181cm" svg:height="0.419cm" svg:x="9.705cm" svg:y="1.348cm" svg:viewBox="0 0 182 420" svg:d="M0 0c243 70 243 350 0 420">
              <text:p/>
            </draw:path>
            <draw:path draw:style-name="gr41" draw:text-style-name="P11" draw:layer="layout" svg:width="0.181cm" svg:height="0.419cm" svg:x="9.039cm" svg:y="1.348cm" svg:viewBox="0 0 182 420" svg:d="M182 0c-243 70-243 350 0 420">
              <text:p/>
            </draw:path>
            <draw:path draw:style-name="gr42" draw:text-style-name="P11" draw:layer="layout" svg:width="0.181cm" svg:height="0.699cm" svg:x="8.796cm" svg:y="1.208cm" svg:viewBox="0 0 182 700" svg:d="M182 0c-243 70-243 630 0 700">
              <text:p/>
            </draw:path>
            <draw:path draw:style-name="gr43" draw:text-style-name="P11" draw:layer="layout" svg:width="0.181cm" svg:height="0.699cm" svg:x="9.948cm" svg:y="1.208cm" svg:viewBox="0 0 182 700" svg:d="M0 0c242 70 242 630 0 700">
              <text:p/>
            </draw:path>
            <draw:path draw:style-name="gr44" draw:text-style-name="P11" draw:layer="layout" svg:width="0.181cm" svg:height="0.979cm" svg:x="8.554cm" svg:y="1.068cm" svg:viewBox="0 0 182 980" svg:d="M182 0c-243 70-243 910 0 980">
              <text:p/>
            </draw:path>
            <draw:path draw:style-name="gr45" draw:text-style-name="P11" draw:layer="layout" svg:width="0.177cm" svg:height="0.979cm" svg:x="10.19cm" svg:y="1.068cm" svg:viewBox="0 0 178 980" svg:d="M0 0c243 70 232 894 0 980">
              <text:p/>
            </draw:path>
            <draw:path draw:style-name="gr46" draw:text-style-name="P11" draw:layer="layout" svg:width="0.181cm" svg:height="1.259cm" svg:x="8.311cm" svg:y="0.928cm" svg:viewBox="0 0 182 1260" svg:d="M182 0c-243 70-243 1190 0 1260">
              <text:p/>
            </draw:path>
            <draw:path draw:style-name="gr47" draw:text-style-name="P11" draw:layer="layout" svg:width="0.181cm" svg:height="1.259cm" svg:x="10.433cm" svg:y="0.928cm" svg:viewBox="0 0 182 1260" svg:d="M0 0c242 70 242 1190 0 1260">
              <text:p/>
            </draw:path>
          </draw:g>
        </draw:g>
        <draw:path draw:style-name="gr48" draw:text-style-name="P2" draw:layer="layout" svg:width="2.249cm" svg:height="1.805cm" svg:x="17.87cm" svg:y="3.923cm" svg:viewBox="0 0 2250 1806" svg:d="M0 1806c343 0 2250-722 2250-1083 0-362-907-723-1250-723 0 217-1000 1517-1000 1806z">
          <text:p/>
        </draw:path>
        <draw:g draw:style-name="gr1">
          <draw:polygon draw:style-name="gr49" draw:text-style-name="P12" draw:layer="layout" svg:width="4.273cm" svg:height="3.226cm" svg:x="13.309cm" svg:y="2.325cm" svg:viewBox="0 0 4274 3227" draw:points="0,717 0,0 4274,2509 4274,3227">
            <text:p/>
          </draw:polygon>
          <draw:polygon draw:style-name="gr50" draw:text-style-name="P13" draw:layer="layout" svg:width="1.831cm" svg:height="1.791cm" svg:x="17.583cm" svg:y="3.758cm" svg:viewBox="0 0 1832 1792" draw:points="0,1792 0,1076 1832,0 1832,717">
            <text:p/>
          </draw:polygon>
          <draw:polygon draw:style-name="gr51" draw:text-style-name="P15" draw:layer="layout" svg:width="6.105cm" svg:height="3.584cm" svg:x="13.309cm" svg:y="1.249cm" svg:viewBox="0 0 6106 3585" draw:points="4274,3585 0,1076 1832,0 6106,2509">
            <text:p text:style-name="P14"><text:span text:style-name="T1">Netgear </text:span><text:span text:style-name="T1"><text:line-break/></text:span><text:span text:style-name="T1">Smart Plus</text:span></text:p>
          </draw:polygon>
          <draw:polygon draw:style-name="gr52" draw:text-style-name="P16" draw:layer="layout" svg:width="0.243cm" svg:height="0.43cm" svg:x="17.095cm" svg:y="4.762cm" svg:viewBox="0 0 244 431" draw:points="0,287 0,0 244,144 244,431">
            <text:p/>
          </draw:polygon>
          <draw:polygon draw:style-name="gr53" draw:text-style-name="P12" draw:layer="layout" svg:width="0.243cm" svg:height="0.859cm" svg:x="13.065cm" svg:y="2.181cm" svg:viewBox="0 0 244 860" draw:points="0,717 0,0 244,144 244,860">
            <text:p/>
          </draw:polygon>
          <draw:polygon draw:style-name="gr54" draw:text-style-name="P12" draw:layer="layout" svg:width="0.243cm" svg:height="0.859cm" svg:x="17.583cm" svg:y="4.834cm" svg:viewBox="0 0 244 860" draw:points="0,717 0,0 244,144 244,860">
            <text:p/>
          </draw:polygon>
          <draw:polygon draw:style-name="gr55" draw:text-style-name="P17" draw:layer="layout" svg:width="6.349cm" svg:height="4.444cm" svg:x="13.065cm" svg:y="1.249cm" svg:viewBox="0 0 6350 4445" draw:points="0,1649 0,932 244,1076 2076,0 6350,2509 6350,3227 4763,4158 4763,4445">
            <text:p/>
          </draw:polygon>
          <draw:polygon draw:style-name="gr56" draw:text-style-name="P18" draw:layer="layout" svg:width="0.121cm" svg:height="0.214cm" svg:x="13.431cm" svg:y="2.827cm" svg:viewBox="0 0 122 215" draw:points="0,144 0,0 122,71 122,215">
            <text:p/>
          </draw:polygon>
          <draw:polygon draw:style-name="gr57" draw:text-style-name="P18" draw:layer="layout" svg:width="0.121cm" svg:height="0.214cm" svg:x="13.431cm" svg:y="2.54cm" svg:viewBox="0 0 122 215" draw:points="0,144 0,0 122,71 122,215">
            <text:p/>
          </draw:polygon>
          <draw:polygon draw:style-name="gr58" draw:text-style-name="P18" draw:layer="layout" svg:width="0.121cm" svg:height="0.214cm" svg:x="13.676cm" svg:y="2.969cm" svg:viewBox="0 0 122 215" draw:points="0,144 0,0 122,71 122,215">
            <text:p/>
          </draw:polygon>
          <draw:polygon draw:style-name="gr59" draw:text-style-name="P18" draw:layer="layout" svg:width="0.121cm" svg:height="0.214cm" svg:x="13.676cm" svg:y="2.683cm" svg:viewBox="0 0 122 215" draw:points="0,144 0,0 122,71 122,215">
            <text:p/>
          </draw:polygon>
          <draw:polygon draw:style-name="gr60" draw:text-style-name="P18" draw:layer="layout" svg:width="0.121cm" svg:height="0.214cm" svg:x="13.92cm" svg:y="3.113cm" svg:viewBox="0 0 122 215" draw:points="0,144 0,0 122,71 122,215">
            <text:p/>
          </draw:polygon>
          <draw:polygon draw:style-name="gr61" draw:text-style-name="P18" draw:layer="layout" svg:width="0.121cm" svg:height="0.214cm" svg:x="13.92cm" svg:y="2.827cm" svg:viewBox="0 0 122 215" draw:points="0,144 0,0 122,71 122,215">
            <text:p/>
          </draw:polygon>
          <draw:polygon draw:style-name="gr62" draw:text-style-name="P18" draw:layer="layout" svg:width="0.121cm" svg:height="0.214cm" svg:x="14.164cm" svg:y="3.256cm" svg:viewBox="0 0 122 215" draw:points="0,144 0,0 122,71 122,215">
            <text:p/>
          </draw:polygon>
          <draw:polygon draw:style-name="gr63" draw:text-style-name="P18" draw:layer="layout" svg:width="0.121cm" svg:height="0.214cm" svg:x="14.164cm" svg:y="2.969cm" svg:viewBox="0 0 122 215" draw:points="0,144 0,0 122,71 122,215">
            <text:p/>
          </draw:polygon>
          <draw:polygon draw:style-name="gr64" draw:text-style-name="P18" draw:layer="layout" svg:width="0.121cm" svg:height="0.214cm" svg:x="14.53cm" svg:y="3.472cm" svg:viewBox="0 0 122 215" draw:points="0,144 0,0 122,71 122,215">
            <text:p/>
          </draw:polygon>
          <draw:polygon draw:style-name="gr65" draw:text-style-name="P18" draw:layer="layout" svg:width="0.121cm" svg:height="0.214cm" svg:x="14.53cm" svg:y="3.185cm" svg:viewBox="0 0 122 215" draw:points="0,144 0,0 122,71 122,215">
            <text:p/>
          </draw:polygon>
          <draw:polygon draw:style-name="gr66" draw:text-style-name="P18" draw:layer="layout" svg:width="0.121cm" svg:height="0.214cm" svg:x="14.775cm" svg:y="3.615cm" svg:viewBox="0 0 122 215" draw:points="0,144 0,0 122,71 122,215">
            <text:p/>
          </draw:polygon>
          <draw:polygon draw:style-name="gr67" draw:text-style-name="P18" draw:layer="layout" svg:width="0.121cm" svg:height="0.214cm" svg:x="14.775cm" svg:y="3.328cm" svg:viewBox="0 0 122 215" draw:points="0,144 0,0 122,71 122,215">
            <text:p/>
          </draw:polygon>
          <draw:polygon draw:style-name="gr68" draw:text-style-name="P18" draw:layer="layout" svg:width="0.121cm" svg:height="0.214cm" svg:x="15.019cm" svg:y="3.758cm" svg:viewBox="0 0 122 215" draw:points="0,144 0,0 122,71 122,215">
            <text:p/>
          </draw:polygon>
          <draw:polygon draw:style-name="gr69" draw:text-style-name="P18" draw:layer="layout" svg:width="0.121cm" svg:height="0.214cm" svg:x="15.019cm" svg:y="3.472cm" svg:viewBox="0 0 122 215" draw:points="0,144 0,0 122,71 122,215">
            <text:p/>
          </draw:polygon>
          <draw:polygon draw:style-name="gr70" draw:text-style-name="P18" draw:layer="layout" svg:width="0.121cm" svg:height="0.214cm" svg:x="15.263cm" svg:y="3.902cm" svg:viewBox="0 0 122 215" draw:points="0,144 0,0 122,71 122,215">
            <text:p/>
          </draw:polygon>
          <draw:polygon draw:style-name="gr71" draw:text-style-name="P18" draw:layer="layout" svg:width="0.121cm" svg:height="0.214cm" svg:x="15.263cm" svg:y="3.615cm" svg:viewBox="0 0 122 215" draw:points="0,144 0,0 122,71 122,215">
            <text:p/>
          </draw:polygon>
          <draw:polygon draw:style-name="gr72" draw:text-style-name="P18" draw:layer="layout" svg:width="0.121cm" svg:height="0.214cm" svg:x="15.629cm" svg:y="4.116cm" svg:viewBox="0 0 122 215" draw:points="0,144 0,0 122,71 122,215">
            <text:p/>
          </draw:polygon>
          <draw:polygon draw:style-name="gr73" draw:text-style-name="P18" draw:layer="layout" svg:width="0.121cm" svg:height="0.214cm" svg:x="15.629cm" svg:y="3.83cm" svg:viewBox="0 0 122 215" draw:points="0,144 0,0 122,71 122,215">
            <text:p/>
          </draw:polygon>
          <draw:polygon draw:style-name="gr74" draw:text-style-name="P18" draw:layer="layout" svg:width="0.121cm" svg:height="0.214cm" svg:x="15.874cm" svg:y="4.26cm" svg:viewBox="0 0 122 215" draw:points="0,144 0,0 122,71 122,215">
            <text:p/>
          </draw:polygon>
          <draw:polygon draw:style-name="gr75" draw:text-style-name="P18" draw:layer="layout" svg:width="0.121cm" svg:height="0.214cm" svg:x="15.874cm" svg:y="3.974cm" svg:viewBox="0 0 122 215" draw:points="0,144 0,0 122,71 122,215">
            <text:p/>
          </draw:polygon>
          <draw:polygon draw:style-name="gr76" draw:text-style-name="P18" draw:layer="layout" svg:width="0.121cm" svg:height="0.214cm" svg:x="16.118cm" svg:y="4.403cm" svg:viewBox="0 0 122 215" draw:points="0,144 0,0 122,71 122,215">
            <text:p/>
          </draw:polygon>
          <draw:polygon draw:style-name="gr77" draw:text-style-name="P18" draw:layer="layout" svg:width="0.121cm" svg:height="0.214cm" svg:x="16.118cm" svg:y="4.116cm" svg:viewBox="0 0 122 215" draw:points="0,144 0,0 122,71 122,215">
            <text:p/>
          </draw:polygon>
          <draw:polygon draw:style-name="gr78" draw:text-style-name="P18" draw:layer="layout" svg:width="0.121cm" svg:height="0.214cm" svg:x="16.362cm" svg:y="4.547cm" svg:viewBox="0 0 122 215" draw:points="0,144 0,0 122,71 122,215">
            <text:p/>
          </draw:polygon>
          <draw:polygon draw:style-name="gr79" draw:text-style-name="P18" draw:layer="layout" svg:width="0.121cm" svg:height="0.214cm" svg:x="16.362cm" svg:y="4.26cm" svg:viewBox="0 0 122 215" draw:points="0,144 0,0 122,71 122,215">
            <text:p/>
          </draw:polygon>
        </draw:g>
        <draw:g draw:style-name="gr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80" draw:text-style-name="P2" draw:layer="layout" svg:width="2.507cm" svg:height="1.469cm" svg:x="15.472cm" svg:y="24.68cm" svg:viewBox="0 0 2508 1470" svg:d="M0 1470c710 0 1823-464 2303-770s0-700-242-700z">
            <text:p/>
          </draw:path>
          <draw:g draw:style-name="gr1">
            <draw:polygon draw:style-name="gr81" draw:text-style-name="P12" draw:layer="layout" svg:width="1.454cm" svg:height="3.639cm" svg:x="14.017cm" svg:y="22.51cm" svg:viewBox="0 0 1455 3640" draw:points="0,2800 0,0 1455,840 1455,3640">
              <text:p/>
            </draw:polygon>
            <draw:polygon draw:style-name="gr82" draw:text-style-name="P13" draw:layer="layout" svg:width="2.06cm" svg:height="3.989cm" svg:x="15.472cm" svg:y="22.16cm" svg:viewBox="0 0 2061 3990" draw:points="0,3990 0,1190 2061,0 2061,2800">
              <text:p/>
            </draw:polygon>
            <draw:polygon draw:style-name="gr83" draw:text-style-name="P19" draw:layer="layout" svg:width="3.515cm" svg:height="2.029cm" svg:x="14.017cm" svg:y="21.32cm" svg:viewBox="0 0 3516 2030" draw:points="1455,2030 0,1190 2061,0 3516,840">
              <text:p/>
            </draw:polygon>
            <draw:polygon draw:style-name="gr84" draw:text-style-name="P17" draw:layer="layout" svg:width="3.515cm" svg:height="4.829cm" svg:x="14.017cm" svg:y="21.32cm" svg:viewBox="0 0 3516 4830" draw:points="0,3990 0,1190 2061,0 3516,840 3516,3640 1455,4830">
              <text:p/>
            </draw:polygon>
            <draw:line draw:style-name="gr85" draw:text-style-name="P11" draw:layer="layout" svg:x1="15.229cm" svg:y1="25.45cm" svg:x2="14.259cm" svg:y2="24.89cm">
              <text:p/>
            </draw:line>
            <draw:line draw:style-name="gr86" draw:text-style-name="P11" draw:layer="layout" svg:x1="15.229cm" svg:y1="25.73cm" svg:x2="14.259cm" svg:y2="25.17cm">
              <text:p/>
            </draw:line>
            <draw:line draw:style-name="gr87" draw:text-style-name="P11" draw:layer="layout" svg:x1="15.229cm" svg:y1="25.59cm" svg:x2="14.259cm" svg:y2="25.03cm">
              <text:p/>
            </draw:line>
            <draw:polyline draw:style-name="gr88" draw:text-style-name="P11" draw:layer="layout" svg:width="1.211cm" svg:height="0.839cm" svg:x="14.138cm" svg:y="22.93cm" svg:viewBox="0 0 1212 840" draw:points="1212,840 0,140 0,0">
              <text:p/>
            </draw:polyline>
            <draw:polyline draw:style-name="gr89" draw:text-style-name="P11" draw:layer="layout" svg:width="1.19cm" svg:height="0.842cm" svg:x="14.159cm" svg:y="22.927cm" svg:viewBox="0 0 1191 843" draw:points="1191,843 1191,703 0,0">
              <text:p/>
            </draw:polyline>
            <draw:polygon draw:style-name="gr90" draw:text-style-name="P16" draw:layer="layout" svg:width="0.141cm" svg:height="0.246cm" svg:x="14.587cm" svg:y="24.327cm" svg:viewBox="0 0 142 247" draw:points="0,165 0,0 142,82 142,247">
              <text:p/>
            </draw:polygon>
            <draw:line draw:style-name="gr91" draw:text-style-name="P11" draw:layer="layout" svg:x1="15.229cm" svg:y1="25.31cm" svg:x2="14.259cm" svg:y2="24.75cm">
              <text:p/>
            </draw:line>
          </draw:g>
        </draw:g>
        <draw:custom-shape draw:style-name="gr92" draw:text-style-name="P20" draw:layer="layout" svg:width="7.938cm" svg:height="3.81cm" svg:x="0.682cm" svg:y="21.569cm">
          <text:p text:style-name="P20"><text:span text:style-name="T2">Shuttle Inc. SH370V2</text:span><text:span text:style-name="T2"><text:line-break/></text:span><text:span text:style-name="T2">16 CPU’s</text:span><text:span text:style-name="T2"><text:line-break/></text:span><text:span text:style-name="T2">128 GB Memory</text:span></text:p>
          <text:p text:style-name="P20"><text:span text:style-name="T2">System boots to multiple Operating Systems on 1TB SSD Cards</text:span></text:p>
          <draw:enhanced-geometry svg:viewBox="0 0 21600 21600" draw:text-areas="800 800 20800 20800" draw:type="round-rectangular-callout" draw:modifiers="36107.0159969769 14413.22487536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93" draw:text-style-name="P21" draw:layer="layout" svg:width="10.795cm" svg:height="3.853cm" svg:x="0.682cm" svg:y="14.788cm">
          <text:p text:style-name="P21"><text:span text:style-name="T2">Provides Container/VM support</text:span></text:p>
          <text:p text:style-name="P22"><text:span text:style-name="T2">Normally runs 3 VM’s </text:span><text:span text:style-name="T2"><text:line-break/></text:span><text:span text:style-name="T2"> * Gitlab EE Free on Debian 12</text:span><text:span text:style-name="T2"><text:line-break/></text:span><text:span text:style-name="T2"> * Gitlab Runner shell and container using docker on Debian 12</text:span><text:span text:style-name="T2"><text:line-break/></text:span><text:span text:style-name="T2"> * Gitlab Runner shell and container using podman on Fedora Server 42</text:span></text:p>
          <draw:enhanced-geometry svg:viewBox="0 0 21600 21600" draw:text-areas="800 800 20800 20800" draw:type="round-rectangular-callout" draw:modifiers="23454.6869210819 9079.39802802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94" draw:text-style-name="P21" draw:layer="layout" svg:width="4.128cm" svg:height="2.223cm" svg:x="0.364cm" svg:y="1.952cm">
          <text:p text:style-name="P21"><text:span text:style-name="T2">Provides DHCP services for local network</text:span></text:p>
          <draw:enhanced-geometry svg:viewBox="0 0 21600 21600" draw:text-areas="800 800 20800 20800" draw:type="round-rectangular-callout" draw:modifiers="39993.2186970211 15937.76978417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g draw:style-name="gr5">
          <draw:glue-point draw:id="4" svg:x="3.125cm" svg:y="-1.666cm"/>
          <draw:glue-point draw:id="5" svg:x="3.125cm" svg:y="0.833cm"/>
          <draw:glue-point draw:id="6" svg:x="3.125cm" svg:y="3.333cm"/>
          <draw:glue-point draw:id="7" svg:x="0cm" svg:y="4.166cm"/>
          <draw:glue-point draw:id="8" svg:x="-3.125cm" svg:y="5cm"/>
          <draw:glue-point draw:id="9" svg:x="-5cm" svg:y="4.5cm"/>
          <draw:glue-point draw:id="10" svg:x="-5cm" svg:y="2.5cm"/>
          <draw:glue-point draw:id="11" svg:x="-5cm" svg:y="-0.5cm"/>
          <draw:glue-point draw:id="12" svg:x="-1.875cm" svg:y="-1.333cm"/>
          <draw:path draw:style-name="gr95" draw:text-style-name="P2" draw:layer="layout" svg:width="0.988cm" svg:height="0.419cm" svg:x="9.536cm" svg:y="10.397cm" svg:viewBox="0 0 989 420" svg:d="M0 420c381 0 727-70 849-140s243-280 0-280c15 31-849 420-849 420z">
            <text:p/>
          </draw:path>
          <draw:g draw:style-name="gr1">
            <draw:polygon draw:style-name="gr96" draw:text-style-name="P19" draw:layer="layout" svg:width="1.817cm" svg:height="1.049cm" svg:x="8.566cm" svg:y="7.667cm" svg:viewBox="0 0 1818 1050" draw:points="1455,1050 1818,840 363,0 0,210">
              <text:p/>
            </draw:polygon>
            <draw:polygon draw:style-name="gr97" draw:text-style-name="P16" draw:layer="layout" svg:width="0.138cm" svg:height="0.32cm" svg:x="10.107cm" svg:y="8.844cm" svg:viewBox="0 0 139 321" draw:points="139,241 139,0 0,80 0,321">
              <text:p/>
            </draw:polygon>
            <draw:polygon draw:style-name="gr98" draw:text-style-name="P23" draw:layer="layout" svg:width="0.606cm" svg:height="0.489cm" svg:x="9.536cm" svg:y="10.327cm" svg:viewBox="0 0 607 490" draw:points="607,140 607,0 0,350 0,490">
              <text:p/>
            </draw:polygon>
            <draw:polygon draw:style-name="gr99" draw:text-style-name="P23" draw:layer="layout" svg:width="0.362cm" svg:height="2.309cm" svg:x="10.021cm" svg:y="8.507cm" svg:viewBox="0 0 363 2310" draw:points="363,2100 363,0 0,210 0,2310">
              <text:p/>
            </draw:polygon>
            <draw:polygon draw:style-name="gr100" draw:text-style-name="P12" draw:layer="layout" svg:width="0.85cm" svg:height="0.629cm" svg:x="8.686cm" svg:y="10.187cm" svg:viewBox="0 0 851 630" draw:points="850,630 851,490 1,0 0,140">
              <text:p/>
            </draw:polygon>
            <draw:polygon draw:style-name="gr101" draw:text-style-name="P19" draw:layer="layout" svg:width="1.09cm" svg:height="0.629cm" svg:x="8.687cm" svg:y="10.047cm" svg:viewBox="0 0 1091 630" draw:points="849,630 1091,490 242,0 0,140">
              <text:p/>
            </draw:polygon>
            <draw:polygon draw:style-name="gr102" draw:text-style-name="P24" draw:layer="layout" svg:width="1.454cm" svg:height="2.939cm" svg:x="8.566cm" svg:y="7.877cm" svg:viewBox="0 0 1455 2940" draw:points="1455,2940 1455,840 0,0 0,2100">
              <text:p/>
            </draw:polygon>
            <draw:polygon draw:style-name="gr103" draw:text-style-name="P17" draw:layer="layout" svg:width="1.817cm" svg:height="3.149cm" svg:x="8.566cm" svg:y="7.667cm" svg:viewBox="0 0 1818 3150" draw:points="1818,2940 1818,840 363,0 0,210 0,2310 242,2450 121,2520 121,2660 970,3150 1212,3010 1455,3150">
              <text:p/>
            </draw:polygon>
            <draw:polygon draw:style-name="gr104" draw:text-style-name="P25" draw:layer="layout" svg:width="0.12cm" svg:height="0.209cm" svg:x="10.142cm" svg:y="9.487cm" svg:viewBox="0 0 121 210" draw:points="121,140 121,0 0,70 0,210">
              <text:p/>
            </draw:polygon>
          </draw:g>
        </draw:g>
        <draw:custom-shape draw:style-name="gr105" draw:text-style-name="P21" draw:layer="layout" svg:width="5.632cm" svg:height="2.222cm" svg:x="0.5cm" svg:y="7.985cm">
          <text:p text:style-name="P21"><text:span text:style-name="T2">Raspberry PI 2</text:span><text:span text:style-name="T2"><text:line-break/></text:span><text:span text:style-name="T2">Provides DNS </text:span><text:span text:style-name="T2">Service to Local </text:span><text:span text:style-name="T2">Network</text:span></text:p>
          <draw:enhanced-geometry svg:viewBox="0 0 21600 21600" draw:text-areas="800 800 20800 20800" draw:type="round-rectangular-callout" draw:modifiers="30473.1404225102 11795.9514170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line draw:style-name="gr106" draw:text-style-name="P26" draw:layer="layout" svg:x1="10.842cm" svg:y1="3.222cm" svg:x2="13.382cm" svg:y2="2.587cm">
          <text:p/>
        </draw:line>
        <draw:line draw:style-name="gr107" draw:text-style-name="P27" draw:layer="layout" svg:x1="10.207cm" svg:y1="9.572cm" svg:x2="13.382cm" svg:y2="2.905cm">
          <text:p/>
        </draw:line>
        <draw:line draw:style-name="gr107" draw:text-style-name="P27" draw:layer="layout" svg:x1="15.287cm" svg:y1="12.747cm" svg:x2="13.7cm" svg:y2="2.905cm">
          <text:p/>
        </draw:line>
        <draw:line draw:style-name="gr107" draw:text-style-name="P27" draw:layer="layout" svg:x1="17.51cm" svg:y1="23.86cm" svg:x2="20.05cm" svg:y2="23.86cm">
          <text:p/>
        </draw:line>
        <draw:line draw:style-name="gr107" draw:text-style-name="P27" draw:layer="layout" svg:x1="20.05cm" svg:y1="6.08cm" svg:x2="20.05cm" svg:y2="23.86cm">
          <text:p/>
        </draw:line>
        <draw:line draw:style-name="gr107" draw:text-style-name="P27" draw:layer="layout" svg:x1="16.24cm" svg:y1="6.08cm" svg:x2="20.05cm" svg:y2="6.08cm">
          <text:p/>
        </draw:line>
        <draw:line draw:style-name="gr107" draw:text-style-name="P27" draw:layer="layout" svg:x1="16.24cm" svg:y1="4.81cm" svg:x2="16.24cm" svg:y2="6.08cm">
          <text:p/>
        </draw:line>
      </draw:page>
      <draw:page draw:name="page2" draw:style-name="dp1" draw:master-page-name="Default">
        <draw:line draw:style-name="gr108" draw:text-style-name="P28" draw:layer="layout" svg:x1="3.125cm" svg:y1="5.797cm" svg:x2="3.891cm" svg:y2="5.797cm">
          <text:p/>
        </draw:line>
        <draw:line draw:style-name="gr109" draw:text-style-name="P28" draw:layer="layout" svg:x1="3.125cm" svg:y1="5.672cm" svg:x2="3.891cm" svg:y2="5.672cm">
          <text:p/>
        </draw:line>
        <draw:g draw:style-name="gr5">
          <draw:custom-shape draw:style-name="gr110" draw:text-style-name="P29" draw:layer="layout" svg:width="0.766cm" svg:height="0.375cm" svg:x="3.125cm" svg:y="3.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111" draw:text-style-name="P29" draw:layer="layout" svg:width="0.766cm" svg:height="0.375cm" draw:transform="rotate (-3.14159265358979) translate (3.891cm 4.672cm)" draw:kind="arc" draw:start-angle="359.31" draw:end-angle="181.37">
            <text:p/>
          </draw:ellipse>
          <draw:ellipse draw:style-name="gr112" draw:text-style-name="P29" draw:layer="layout" svg:width="0.766cm" svg:height="0.375cm" draw:transform="rotate (-3.14159265358979) translate (3.891cm 4.489cm)" draw:kind="arc" draw:start-angle="359.31" draw:end-angle="181.37">
            <text:p/>
          </draw:ellipse>
          <draw:line draw:style-name="gr113" draw:text-style-name="P30" draw:layer="layout" svg:x1="3.125cm" svg:y1="4.485cm" svg:x2="3.125cm" svg:y2="4.11cm">
            <text:p/>
          </draw:line>
          <draw:line draw:style-name="gr114" draw:text-style-name="P30" draw:layer="layout" svg:x1="3.891cm" svg:y1="4.485cm" svg:x2="3.891cm" svg:y2="4.11cm">
            <text:p/>
          </draw:line>
        </draw:g>
        <draw:frame draw:style-name="gr115" draw:text-style-name="P1" draw:layer="layout" svg:width="3.889cm" svg:height="2.482cm" svg:x="1.556cm" svg:y="8.937cm">
          <draw:text-box>
            <text:p>Gitlab EE (free)</text:p>
          </draw:text-box>
        </draw:frame>
        <draw:g draw:style-name="gr5">
          <draw:frame draw:style-name="gr116" draw:text-style-name="P1" draw:layer="layout" svg:width="2.486cm" svg:height="2.553cm" svg:x="15.341cm" svg:y="9.242cm">
            <draw:text-box draw:corner-radius="6.985cm">
              <text:p>GitHub</text:p>
            </draw:text-box>
          </draw:frame>
          <draw:g draw:name="cloud-server" draw:style-name="gr5">
            <draw:rect draw:style-name="gr117" draw:text-style-name="P31" draw:layer="layout" svg:width="1.25cm" svg:height="5.025cm" svg:x="15.942cm" svg:y="3.58cm">
              <text:p/>
            </draw:rect>
            <draw:line draw:style-name="gr118" draw:text-style-name="P28" draw:layer="layout" svg:x1="16.192cm" svg:y1="7.851cm" svg:x2="16.942cm" svg:y2="7.851cm">
              <text:p/>
            </draw:line>
            <draw:line draw:style-name="gr119" draw:text-style-name="P28" draw:layer="layout" svg:x1="16.192cm" svg:y1="7.6cm" svg:x2="16.942cm" svg:y2="7.6cm">
              <text:p/>
            </draw:line>
            <draw:custom-shape draw:name="Bubble- 1" draw:style-name="gr120" draw:text-style-name="P32" draw:layer="layout" svg:width="0.75cm" svg:height="0.904cm" svg:x="16.192cm" svg:y="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g draw:name="database-server" draw:style-name="gr5">
          <draw:rect draw:style-name="gr121" draw:text-style-name="P31" draw:layer="layout" svg:width="1.25cm" svg:height="5.133cm" svg:x="2.29cm" svg:y="3.54cm">
            <text:p/>
          </draw:rect>
          <draw:line draw:style-name="gr122" draw:text-style-name="P28" draw:layer="layout" svg:x1="2.54cm" svg:y1="7.903cm" svg:x2="3.29cm" svg:y2="7.903cm">
            <text:p/>
          </draw:line>
          <draw:line draw:style-name="gr123" draw:text-style-name="P28" draw:layer="layout" svg:x1="2.54cm" svg:y1="7.646cm" svg:x2="3.29cm" svg:y2="7.646cm">
            <text:p/>
          </draw:line>
          <draw:g draw:style-name="gr5">
            <draw:custom-shape draw:style-name="gr124" draw:text-style-name="P29" draw:layer="layout" svg:width="0.75cm" svg:height="0.77cm" svg:x="2.54cm" svg:y="4.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125" draw:text-style-name="P29" draw:layer="layout" svg:width="0.75cm" svg:height="0.77cm" draw:transform="rotate (-3.14159265358979) translate (3.29cm 5.593cm)" draw:kind="arc" draw:start-angle="359.31" draw:end-angle="181.37">
              <text:p/>
            </draw:ellipse>
            <draw:ellipse draw:style-name="gr126" draw:text-style-name="P29" draw:layer="layout" svg:width="0.75cm" svg:height="0.769cm" draw:transform="rotate (-3.14159265358979) translate (3.29cm 5.217cm)" draw:kind="arc" draw:start-angle="359.31" draw:end-angle="181.37">
              <text:p/>
            </draw:ellipse>
            <draw:line draw:style-name="gr127" draw:text-style-name="P30" draw:layer="layout" svg:x1="2.54cm" svg:y1="5.209cm" svg:x2="2.54cm" svg:y2="4.439cm">
              <text:p/>
            </draw:line>
            <draw:line draw:style-name="gr128" draw:text-style-name="P30" draw:layer="layout" svg:x1="3.29cm" svg:y1="5.209cm" svg:x2="3.29cm" svg:y2="4.439cm">
              <text:p/>
            </draw:line>
          </draw:g>
        </draw:g>
        <draw:line draw:style-name="gr129" draw:text-style-name="P26" draw:layer="layout" svg:x1="3.54cm" svg:y1="5.445cm" svg:x2="15.922cm" svg:y2="5.445cm">
          <text:p/>
        </draw:line>
        <draw:frame draw:style-name="gr130" draw:text-style-name="P1" draw:layer="layout" svg:width="9.525cm" svg:height="0.962cm" svg:x="5.127cm" svg:y="4.492cm">
          <draw:text-box>
            <text:p>Repositories mirrored from Gitlab to Github</text:p>
          </draw:text-box>
        </draw:frame>
        <draw:frame draw:style-name="gr131" draw:text-style-name="P1" draw:layer="layout" svg:width="8.126cm" svg:height="5.397cm" svg:x="12.876cm" svg:y="10.525cm">
          <draw:text-box>
            <text:p>Note: Local Runners can </text:p>
            <text:p>be used by Github.<text:line-break/>The same system can support both Gitlab and Github runners at the same time</text:p>
          </draw:text-box>
        </draw:frame>
        <draw:frame draw:style-name="gr132" draw:text-style-name="P1" draw:layer="layout" svg:width="10.477cm" svg:height="4.517cm" svg:x="10.525cm" svg:y="16.24cm">
          <draw:text-box>
            <text:p>Container images for builds are stored in each repositories using the container hosting feature. The containers are pushed separately to Gitlab and Github. Mirroring is not supported.</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Light_20_Red_20_Axial_20_H" draw:display-name="Light Red Axial H" draw:style="axial" draw:start-color="#f8e8ea" draw:end-color="#de8e96" draw:start-intensity="100%" draw:end-intensity="100%" draw:angle="180deg" draw:border="0%">
      <loext:gradient-stop svg:offset="0" loext:color-type="rgb" loext:color-value="#f8e8ea"/>
      <loext:gradient-stop svg:offset="1" loext:color-type="rgb" loext:color-value="#de8e96"/>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marker draw:name="Arrow" svg:viewBox="0 0 20 30" svg:d="M10 0l-10 30h20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fill="none" draw:fill-gradient-name="Gradient_20_1"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8T13:09:53.086648061</meta:creation-date>
    <meta:editing-duration>PT7M41S</meta:editing-duration>
    <meta:editing-cycles>2</meta:editing-cycles>
    <meta:generator>LibreOffice/25.2.3.2$Linux_X86_64 LibreOffice_project/520$Build-2</meta:generator>
    <dc:date>2025-09-29T08:00:20.918246793</dc:date>
    <meta:document-statistic meta:object-count="148"/>
    <meta:template xlink:type="simple" xlink:actuate="onRequest" xlink:title="QNAPTVS873" xlink:href="../../../Templates/QNAPTVS873.otg" meta:date="2025-09-28T13:09:52.085664608"/>
  </office:meta>
</office:document-meta>
</file>